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left="0.3in">
        <style:tab-stops/>
      </style:paragraph-properties>
    </style:style>
    <style:style style:name="P2" style:parent-style-name="Textbody" style:family="paragraph">
      <style:paragraph-properties fo:break-before="page"/>
    </style:style>
    <style:style style:name="P3" style:parent-style-name="Textbody" style:list-style-name="LFO4" style:family="paragraph"/>
    <style:style style:name="P4" style:parent-style-name="Textbody" style:list-style-name="LFO4" style:family="paragraph"/>
    <style:style style:name="P5" style:parent-style-name="Textbody" style:list-style-name="LFO4" style:family="paragraph"/>
    <style:style style:name="P6" style:parent-style-name="Textbody" style:list-style-name="LFO4" style:family="paragraph"/>
    <style:style style:name="P7" style:parent-style-name="Textbody" style:list-style-name="LFO4" style:family="paragraph"/>
    <style:style style:name="P8" style:parent-style-name="Textbody" style:list-style-name="LFO4" style:family="paragraph"/>
    <style:style style:name="P9" style:parent-style-name="Textbody" style:list-style-name="LFO5" style:family="paragraph"/>
    <style:style style:name="P10" style:parent-style-name="Textbody" style:list-style-name="LFO5" style:family="paragraph"/>
    <style:style style:name="P11" style:parent-style-name="Textbody" style:list-style-name="LFO5" style:family="paragraph"/>
    <style:style style:name="P12" style:parent-style-name="Textbody" style:list-style-name="LFO5" style:family="paragraph"/>
    <style:style style:name="P13" style:parent-style-name="Textbody" style:list-style-name="LFO5" style:family="paragraph"/>
    <style:style style:name="P14" style:parent-style-name="Textbody" style:list-style-name="LFO5" style:family="paragraph"/>
    <style:style style:name="T15" style:parent-style-name="DefaultParagraphFont" style:family="text">
      <style:text-properties style:text-position="super 66.6%"/>
    </style:style>
    <style:style style:name="P16" style:parent-style-name="Textbody" style:list-style-name="LFO6" style:family="paragraph"/>
    <style:style style:name="P17" style:parent-style-name="Textbody" style:list-style-name="LFO6" style:family="paragraph"/>
    <style:style style:name="P18" style:parent-style-name="Textbody" style:list-style-name="LFO6" style:family="paragraph"/>
  </office:automatic-styles>
  <office:body>
    <office:text text:use-soft-page-breaks="true">
      <text:h text:style-name="P1" text:outline-level="1"/>
      <text:p text:style-name="P2"/>
      <text:h text:style-name="Heading1" text:outline-level="1">Abstract</text:h>
      <text:p text:style-name="Textbody">Distributed rendering is a rendering technique where multiple computers render parts of an image so they can be composed into a single, final one. This way, the computational cost on the side of the renderer is decreased since only a small viewport, compared to the final image, is rendered. Two popular graphics acceleration APIs are OpenGL and the relatively new Vulkan. In this dissertation a distributed rendering system using the two APIs in order to compare them in terms of efficiency, is developed.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p>
      <text:h text:style-name="Heading1" text:outline-level="1">Preface</text:h>
      <text:p text:style-name="Textbody">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Textbody">The main milestones of the project are the following:</text:p>
      <text:list text:style-name="LFO4" text:continue-numbering="true">
        <text:list-item>
          <text:p text:style-name="P3">Literature review</text:p>
        </text:list-item>
        <text:list-item>
          <text:p text:style-name="P4">Design a network communication scheme</text:p>
        </text:list-item>
        <text:list-item>
          <text:p text:style-name="P5">Design an abstraction layer for the graphics engine</text:p>
        </text:list-item>
        <text:list-item>
          <text:p text:style-name="P6">Implement the applications</text:p>
        </text:list-item>
        <text:list-item>
          <text:p text:style-name="P7">Perform experiment</text:p>
        </text:list-item>
        <text:list-item>
          <text:p text:style-name="P8">Analyze experiment results</text:p>
        </text:list-item>
      </text:list>
      <text:p text:style-name="Textbody">The dissertation is organized in the following sections:</text:p>
      <text:list text:style-name="LFO5" text:continue-numbering="true">
        <text:list-item>
          <text:p text:style-name="P9">Critical context</text:p>
        </text:list-item>
        <text:list-item>
          <text:p text:style-name="P10">Methods</text:p>
        </text:list-item>
        <text:list-item>
          <text:p text:style-name="P11">Evaluation</text:p>
        </text:list-item>
        <text:list-item>
          <text:p text:style-name="P12">Conclusion</text:p>
        </text:list-item>
        <text:list-item>
          <text:p text:style-name="P13">Further work</text:p>
        </text:list-item>
        <text:list-item>
          <text:p text:style-name="P14">Bibliography</text:p>
        </text:list-item>
      </text:list>
      <text:h text:style-name="Heading1" text:outline-level="1">Critical Context</text:h>
      <text:p text:style-name="Textbody">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 text:style-name="T15">rd</text:span><text:s/>party libraries which will be used for the project.</text:p>
      <text:soft-page-break/>
      <text:h text:style-name="Heading2" text:outline-level="2">Deferred Shading</text:h>
      <text:h text:style-name="Heading2" text:outline-level="2">Distributed Rendering</text:h>
      <text:h text:style-name="Heading2" text:outline-level="2">Development framework</text:h>
      <text:h text:style-name="Heading3" text:outline-level="3">Programming language</text:h>
      <text:p text:style-name="Textbody">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text:s/></text:p>
      <text:p text:style-name="Textbody">According to a series of benchmark tests in<text:s/><text:a xlink:href="https://raid6.com.au/~onlyjob/posts/arena/" office:target-frame-name="_top" xlink:show="replace"><text:span text:style-name="Hyperlink">https://raid6.com.au/~onlyjob/posts/arena/</text:span></text:a><text:s/>BENCHMARK_REFERENCE, C++ proved to be one<text:s/>of the best candidates that are efficient in terms of execution speed as well as core capabilities.</text:p>
      <text:h text:style-name="Heading3" text:outline-level="3">Compiler</text:h>
      <text:p text:style-name="Textbody">The project is built and tested on windows machines, this is why the visual studio compiler 2015<text:s/>(VC2015)<text:s/>will be used.<text:s/>VC2015 supports the C++11 core language specification.<text:s/><text:a xlink:href="https://msdn.microsoft.com/en-us/library/hh567368.aspx" office:target-frame-name="_top" xlink:show="replace"><text:span text:style-name="Hyperlink">https://msdn.microsoft.com/en-us/library/hh567368.aspx</text:span></text:a><text:s/>MICROSOFT_REFERENCE<text:s/></text:p>
      <text:h text:style-name="Heading3" text:outline-level="3">Code editor -<text:s/>Compiling<text:s/>tool</text:h>
      <text:p text:style-name="Textbody">The project is developed in Notepad++ and a SCons compilation tool. The reasoning behind this is the future need to make the project cross platform and as independent from IDEs as possible.</text:p>
      <text:p text:style-name="Textbody">Since Notepad++ is just a text editor and SCons requires only a script to run, compiling for other operating systems becomes trivial.</text:p>
      <text:p text:style-name="Textbody">Notepad++ is released under the GNUv2 License.</text:p>
      <text:p text:style-name="Textbody">Scons is released under<text:s/>MIT License.</text:p>
      <text:h text:style-name="Heading3" text:outline-level="3">Version control</text:h>
      <text:p text:style-name="Textbody">A version control system was used as a safety measure for the development of the project. The two obvious choices for this was<text:s/>SVN<text:s/>and Git.<text:s/></text:p>
      <text:p text:style-name="Textbody">Git was chosen because it is decentralized and makes it easy to work offline on the local repository. On the other side,<text:s/>SVN<text:s/>is dependent on the<text:s/>SVN<text:s/>server and considering that the developer of this project did not have access to the internet at all times, using Git was the only viable solution.</text:p>
      <text:p text:style-name="Textbody">Git is released under the GNUv2 License.</text:p>
      <text:h text:style-name="Heading3" text:outline-level="3">Project directory structure</text:h>
      <text:h text:style-name="Heading2" text:outline-level="2">Third party libraries</text:h>
      <text:h text:style-name="Heading3" text:outline-level="3">Asio</text:h>
      <text:p text:style-name="Textbody">Since the project will make use of the network to communicate, a library that supports this kind of capabilities is required. The library that was chosen for this is Asio.</text:p>
      <text:p text:style-name="Textbody">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soft-page-break/>
      <text:p text:style-name="Textbody">Because it is written in C++ and cross-platform it serves as an excellent choice for solving the project’s network requirements.<text:s/></text:p>
      <text:p text:style-name="Textbody">Asio is released under the “boost software license”.</text:p>
      <text:h text:style-name="Heading3" text:outline-level="3">Assimp</text:h>
      <text:p text:style-name="Textbody">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Textbody">The reasoning behind this choice is that it is written in C++ and that according to the website it is being developed for almost 10 years, since 2008. ASSIMP_REFERENCE. This indicates a good level of maturity and stability.</text:p>
      <text:p text:style-name="Textbody">Assimp is released under the BSD license.</text:p>
      <text:h text:style-name="Heading3" text:outline-level="3">Freeimage</text:h>
      <text:p text:style-name="Textbody">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Textbody">For the project itself, it is important to be able to load 32bit RGBA images like PNG files and FreeImage handles this properly.</text:p>
      <text:p text:style-name="Textbody">FreeImage is released under GPLv3.</text:p>
      <text:h text:style-name="Heading3" text:outline-level="3">Glm</text:h>
      <text:p text:style-name="Textbody">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text:s/></text:p>
      <text:p text:style-name="Textbody">However, G-Truc Creation, developed a mathematics library<text:s/>for OpenGL which is known as OpenGL Mathematics or GLM.<text:s/>GLM is designed to have the same naming conventions and functionalities as OpenGL Shading Language (GLSL) GLM_REFERENCE.<text:s/>That means that the data structures are also ready to be uploaded to the GPU without worrying about structure size and compatibility<text:s/>to built-in GLSL types.<text:s/>Since the shader code that is written for Vulkan is SPIR-V which can be compiled from GLSL, GLM is a straightforward and easy solution for both Vulkan and OpenGL.</text:p>
      <text:p text:style-name="Textbody">GL is released under the MIT License.</text:p>
      <text:h text:style-name="Heading3" text:outline-level="3">Lz4</text:h>
      <text:p text:style-name="Textbody">In the project, a set of tests include compressing the rendered results to lower the network bandwidth. For this three approaches were relevant:</text:p>
      <text:list text:style-name="LFO6" text:continue-numbering="true">
        <text:list-item>
          <text:p text:style-name="P16">Lossless single image compression</text:p>
        </text:list-item>
        <text:list-item>
          <text:p text:style-name="P17">Lossless video compression</text:p>
        </text:list-item>
        <text:list-item>
          <text:p text:style-name="P18">Lossless generic data compression</text:p>
        </text:list-item>
      </text:list>
      <text:p text:style-name="Textbody">Lossless image compression like PNG was too slow as early testing showed that it would drop the<text:s/><text:soft-page-break/>framerate to 2 frames per second just to compress the images. This made sense because of the fact that the PNG compressor tries a number of compression techniques for each row in the image.<text:s/><text:a xlink:href="http://www.libpng.org/pub/png/book/chapter09.html" office:target-frame-name="_top" xlink:show="replace"><text:span text:style-name="Hyperlink">http://www.libpng.org/pub/png/book/chapter09.html</text:span></text:a><text:s/>PNG_REFERENCE</text:p>
      <text:p text:style-name="Textbody">Video compression was not tried because of the costs that<text:s/>would rise in terms of development time but will be considered as future work.</text:p>
      <text:p text:style-name="Textbody">As far as generic data compression is concerned, the choice was LZ4 because it is faster than many alternatives like zlib, QuickLZ <text:s/>and LZF<text:s/><text:a xlink:href="https://lz4.github.io/lz4/" office:target-frame-name="_top" xlink:show="replace"><text:span text:style-name="Hyperlink">https://lz4.github.io/lz4/</text:span></text:a><text:s/>LZ4_REFERENCE. Furthermore it provides a single line solution for compression/decompression of data which<text:s/>eliminated<text:s/>the development time.</text:p>
      <text:p text:style-name="Textbody">The part of Lz4 that is used in this project is released under BSD 2-Clause license.</text:p>
      <text:h text:style-name="Heading1" text:outline-level="1"><text:s/>Methods</text:h>
      <text:h text:style-name="Heading2" text:outline-level="2">Requirements</text:h>
      <text:h text:style-name="Heading2" text:outline-level="2">Design</text:h>
      <text:h text:style-name="Heading3" text:outline-level="3">Network</text:h>
      <text:h text:style-name="Heading3" text:outline-level="3">Scene management</text:h>
      <text:h text:style-name="Heading3" text:outline-level="3">Render control</text:h>
      <text:h text:style-name="Heading2" text:outline-level="2">Implementation details</text:h>
      <text:h text:style-name="Heading3" text:outline-level="3">OpenGL</text:h>
      <text:h text:style-name="Heading3" text:outline-level="3">Vulkan</text:h>
      <text:h text:style-name="Heading1" text:outline-level="1">Evaluation</text:h>
      <text:h text:style-name="Heading2" text:outline-level="2">Testing scenarios and results</text:h>
      <text:h text:style-name="Heading2" text:outline-level="2">Analysis – Results discussion</text:h>
      <text:h text:style-name="Heading1" text:outline-level="1">Conclusion</text:h>
      <text:h text:style-name="Heading1" text:outline-level="1">Further work</text:h>
      <text:h text:style-name="Heading1" text:outline-level="1">Bibliography</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left="0.7in">
        <style:tab-stops/>
      </style:paragraph-properties>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G-Bizelis, Stavros</dc:creator>
    <meta:creation-date>2009-04-16T11:32:00Z</meta:creation-date>
    <dc:date>2018-08-24T17:35:00Z</dc:date>
    <meta:template xlink:href="CAEACDDB" xlink:type="simple"/>
    <meta:editing-cycles>77</meta:editing-cycles>
    <meta:editing-duration>PT34560S</meta:editing-duration>
    <meta:user-defined meta:name="Info 1"/>
    <meta:user-defined meta:name="Info 2"/>
    <meta:user-defined meta:name="Info 3"/>
    <meta:user-defined meta:name="Info 4"/>
    <meta:document-statistic meta:page-count="5" meta:paragraph-count="17" meta:word-count="1272" meta:character-count="8508" meta:row-count="60" meta:non-whitespace-character-count="7253"/>
  </office:meta>
</office:document-meta>
</file>